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7in" table:align="center" fo:background-color="transparent">
        <style:background-image/>
      </style:table-properties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4.5639in"/>
    </style:style>
    <style:style style:name="Table2.D" style:family="table-column">
      <style:table-column-properties style:column-width="0.761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background-color="#ffff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="0.05pt solid #000000"/>
    </style:style>
    <style:style style:name="Table2.D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DejaVu Sans" fo:font-size="12pt" officeooo:rsid="0002f03e" officeooo:paragraph-rsid="0002f03e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12pt" officeooo:rsid="0010206f" officeooo:paragraph-rsid="0011763a" style:font-size-asian="12pt" style:font-size-complex="12pt"/>
    </style:style>
    <style:style style:name="P3" style:family="paragraph" style:parent-style-name="Standard">
      <style:text-properties style:font-name="DejaVu Sans" fo:font-size="12pt" fo:font-style="normal" fo:font-weight="bold" officeooo:paragraph-rsid="00289eb6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1pt" officeooo:rsid="0002f03e" officeooo:paragraph-rsid="00289eb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1pt" officeooo:rsid="0004d976" officeooo:paragraph-rsid="00289eb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1pt" officeooo:rsid="000b8873" officeooo:paragraph-rsid="00289eb6" style:font-size-asian="11pt" style:font-size-complex="11pt"/>
    </style:style>
    <style:style style:name="P7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DejaVu Sans" fo:font-size="11pt" officeooo:paragraph-rsid="00289eb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1pt" officeooo:rsid="00264e85" officeooo:paragraph-rsid="00289eb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1pt" officeooo:rsid="0029446f" officeooo:paragraph-rsid="0029446f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11pt" fo:font-style="normal" officeooo:paragraph-rsid="00289eb6" style:font-size-asian="11pt" style:font-style-asian="normal" style:font-size-complex="11pt" style:font-style-complex="normal"/>
    </style:style>
    <style:style style:name="P11" style:family="paragraph" style:parent-style-name="Text_20_body">
      <style:paragraph-properties fo:text-align="center" style:justify-single-word="false"/>
      <style:text-properties style:font-name="DejaVu Sans" fo:font-size="11pt" fo:font-style="normal" officeooo:paragraph-rsid="00289eb6" style:font-size-asian="11pt" style:font-style-asian="normal" style:font-size-complex="11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11pt" fo:font-style="normal" officeooo:rsid="0004d976" officeooo:paragraph-rsid="00289eb6" style:font-size-asian="11pt" style:font-style-asian="normal" style:font-size-complex="11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11pt" fo:font-style="normal" fo:font-weight="normal" officeooo:rsid="000ef424" officeooo:paragraph-rsid="00289eb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DejaVu Sans" fo:font-size="11pt" fo:font-style="normal" fo:font-weight="normal" officeooo:rsid="000ef424" officeooo:paragraph-rsid="00289eb6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officeooo:paragraph-rsid="00289eb6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DejaVu Sans" fo:font-size="11pt" officeooo:rsid="0002f03e" officeooo:paragraph-rsid="00289eb6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DejaVu Sans" fo:font-size="11pt" officeooo:rsid="00264e85" officeooo:paragraph-rsid="00289eb6" style:font-size-asian="11pt" style:font-size-complex="11pt"/>
    </style:style>
    <style:style style:name="P18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officeooo:rsid="00224c4c" officeooo:paragraph-rsid="00224c4c" style:font-size-asian="12pt" style:font-style-asian="normal" style:font-size-complex="12pt" style:font-style-complex="normal"/>
    </style:style>
    <style:style style:name="P19" style:family="paragraph" style:parent-style-name="Text_20_body">
      <style:paragraph-properties fo:margin-top="0in" fo:margin-bottom="0in" style:contextual-spacing="false"/>
      <style:text-properties fo:color="#000000" loext:opacity="100%" style:text-line-through-style="none" style:text-line-through-type="none" style:font-name="DejaVu Sans" fo:font-size="12pt" fo:font-style="normal" style:text-underline-style="none" officeooo:rsid="00224c4c" officeooo:paragraph-rsid="00224c4c" style:font-size-asian="12pt" style:font-style-asian="normal" style:font-size-complex="12pt" style:font-style-complex="normal"/>
    </style:style>
    <style:style style:name="P20" style:family="paragraph" style:parent-style-name="Heading_20_2">
      <style:paragraph-properties fo:text-align="center" style:justify-single-word="false"/>
      <style:text-properties fo:color="#2a6099" loext:opacity="100%" fo:font-weight="bold" officeooo:rsid="0002f03e" officeooo:paragraph-rsid="0002f03e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2391bc"/>
    </style:style>
    <style:style style:name="P22" style:family="paragraph" style:parent-style-name="Standard">
      <style:text-properties officeooo:paragraph-rsid="0026da69"/>
    </style:style>
    <style:style style:name="P23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officeooo:rsid="002a9543" officeooo:paragraph-rsid="0029ef96" style:font-size-asian="12pt" style:font-style-asian="normal" style:font-size-complex="12pt" style:font-style-complex="normal"/>
    </style:style>
    <style:style style:name="P24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officeooo:rsid="00134ccc" officeooo:paragraph-rsid="0029ef96" style:font-size-asian="12pt" style:font-style-asian="normal" style:font-size-complex="12pt" style:font-style-complex="normal"/>
    </style:style>
    <style:style style:name="P25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officeooo:rsid="00224c4c" officeooo:paragraph-rsid="00224c4c" style:font-size-asian="12pt" style:font-style-asian="normal" style:font-size-complex="12pt" style:font-style-complex="normal"/>
    </style:style>
    <style:style style:name="P26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134ccc" officeooo:paragraph-rsid="00134ccc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solid" style:text-underline-width="auto" style:text-underline-color="font-color" officeooo:rsid="00224c4c" officeooo:paragraph-rsid="00224c4c" style:font-size-asian="12pt" style:font-style-asian="normal" style:font-size-complex="12pt" style:font-style-complex="normal"/>
    </style:style>
    <style:style style:name="P28" style:family="paragraph" style:parent-style-name="Text_20_body">
      <style:text-properties fo:color="#c9211e" loext:opacity="100%" style:text-line-through-style="none" style:text-line-through-type="none" style:font-name="DejaVu Sans" fo:font-size="12pt" fo:font-style="normal" style:text-underline-style="none" fo:font-weight="bold" officeooo:rsid="00134ccc" officeooo:paragraph-rsid="0029ef96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text-properties officeooo:paragraph-rsid="00224c4c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DejaVu Sans" officeooo:rsid="0030e7c5" officeooo:paragraph-rsid="0029ef96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DejaVu Sans" fo:font-weight="bold" officeooo:paragraph-rsid="0029ef96" style:font-weight-asian="bold" style:font-weight-complex="bold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DejaVu Sans" officeooo:paragraph-rsid="0029ef96"/>
    </style:style>
    <style:style style:name="P33" style:family="paragraph" style:parent-style-name="Text_20_body">
      <style:text-properties officeooo:paragraph-rsid="0029ef96"/>
    </style:style>
    <style:style style:name="P34" style:family="paragraph" style:parent-style-name="Text_20_body">
      <style:text-properties officeooo:rsid="00224c4c" officeooo:paragraph-rsid="00224c4c"/>
    </style:style>
    <style:style style:name="T1" style:family="text">
      <style:text-properties officeooo:rsid="0004d976"/>
    </style:style>
    <style:style style:name="T2" style:family="text">
      <style:text-properties officeooo:rsid="0009c53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d976" style:font-weight-asian="normal" style:font-weight-complex="normal"/>
    </style:style>
    <style:style style:name="T5" style:family="text">
      <style:text-properties officeooo:rsid="000b8873"/>
    </style:style>
    <style:style style:name="T6" style:family="text">
      <style:text-properties style:font-name="DejaVu Sans"/>
    </style:style>
    <style:style style:name="T7" style:family="text">
      <style:text-properties style:font-name="DejaVu Sans" fo:font-size="12pt" style:font-size-asian="12pt" style:font-size-complex="12pt"/>
    </style:style>
    <style:style style:name="T8" style:family="text">
      <style:text-properties style:font-name="DejaVu Sans" fo:font-size="12pt" officeooo:rsid="0009f832" style:font-size-asian="12pt" style:font-size-complex="12pt"/>
    </style:style>
    <style:style style:name="T9" style:family="text">
      <style:text-properties style:font-name="DejaVu Sans" fo:font-size="12pt" fo:font-weight="bold" officeooo:rsid="0009f832" style:font-size-asian="12pt" style:font-weight-asian="bold" style:font-size-complex="12pt" style:font-weight-complex="bold"/>
    </style:style>
    <style:style style:name="T10" style:family="text">
      <style:text-properties style:font-name="DejaVu Sans" fo:font-size="12pt" fo:font-weight="bold" officeooo:rsid="0029446f" style:font-size-asian="12pt" style:font-weight-asian="bold" style:font-size-complex="12pt" style:font-weight-complex="bold"/>
    </style:style>
    <style:style style:name="T11" style:family="text">
      <style:text-properties style:font-name="DejaVu Sans" officeooo:rsid="0010206f"/>
    </style:style>
    <style:style style:name="T12" style:family="text"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T13" style:family="text">
      <style:text-properties style:font-name="DejaVu Sans" fo:font-size="11pt" fo:font-style="normal" officeooo:rsid="0004d976" style:font-size-asian="11pt" style:font-style-asian="normal" style:font-size-complex="11pt" style:font-style-complex="normal"/>
    </style:style>
    <style:style style:name="T14" style:family="text">
      <style:text-properties style:font-name="DejaVu Sans" fo:font-size="11pt" fo:font-style="normal" officeooo:rsid="00264e85" style:font-size-asian="11pt" style:font-style-asian="normal" style:font-size-complex="11pt" style:font-style-complex="normal"/>
    </style:style>
    <style:style style:name="T15" style:family="text">
      <style:text-properties style:font-name="DejaVu Sans" fo:font-style="normal" style:font-style-asian="normal" style:font-style-complex="normal"/>
    </style:style>
    <style:style style:name="T16" style:family="text">
      <style:text-properties style:font-name="DejaVu Sans" fo:font-style="normal" officeooo:rsid="00264e85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b8873" style:font-style-asian="normal" style:font-style-complex="normal"/>
    </style:style>
    <style:style style:name="T19" style:family="text">
      <style:text-properties fo:font-style="normal" officeooo:rsid="0004d976" style:font-style-asian="normal" style:font-style-complex="normal"/>
    </style:style>
    <style:style style:name="T20" style:family="text">
      <style:text-properties fo:font-style="normal" officeooo:rsid="00264e85" style:font-style-asian="normal" style:font-style-complex="normal"/>
    </style:style>
    <style:style style:name="T21" style:family="text">
      <style:text-properties fo:font-style="normal" officeooo:rsid="002a9543" style:font-style-asian="normal" style:font-style-complex="normal"/>
    </style:style>
    <style:style style:name="T22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134ccc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24c4c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391bc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5745c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9446f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224c4c" style:font-size-asian="12pt" style:font-style-asian="normal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09f832" style:font-size-asian="12pt" style:font-style-asian="normal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0c4d33" style:font-size-asian="12pt" style:font-style-asian="normal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224c4c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09f832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2bad3d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30e7c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DejaVu Sans" fo:font-size="12pt" fo:font-style="italic" style:text-underline-style="none" fo:font-weight="normal" officeooo:rsid="00224c4c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style:font-name="DejaVu Sans" fo:font-size="12pt" fo:font-style="italic" style:text-underline-style="none" fo:font-weight="normal" officeooo:rsid="002391bc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style:font-name="DejaVu Sans" fo:font-size="12pt" fo:font-style="italic" style:text-underline-style="none" fo:font-weight="normal" officeooo:rsid="0030e7c5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style:font-name="DejaVu Sans" fo:font-style="normal" style:text-underline-style="none" fo:font-weight="bold" officeooo:rsid="00224c4c" style:font-style-asian="normal" style:font-weight-asian="bold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style:font-name="DejaVu Sans" fo:font-style="normal" style:text-underline-style="none" fo:font-weight="bold" officeooo:rsid="0009f832" style:font-style-asian="normal" style:font-weight-asian="bold" style:font-style-complex="normal" style:font-weight-complex="bold"/>
    </style:style>
    <style:style style:name="T40" style:family="text">
      <style:text-properties fo:color="#000000" loext:opacity="100%" style:text-line-through-style="none" style:text-line-through-type="none" style:font-name="DejaVu Sans" fo:font-style="normal" style:text-underline-style="none" fo:font-weight="normal" officeooo:rsid="00224c4c" style:font-style-asian="normal" style:font-weight-asian="norma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DejaVu Sans" fo:font-style="normal" style:text-underline-style="none" fo:font-weight="normal" officeooo:rsid="002bad3d" style:font-style-asian="normal" style:font-weight-asian="normal" style:font-style-complex="normal" style:font-weight-complex="normal"/>
    </style:style>
    <style:style style:name="T42" style:family="text">
      <style:text-properties officeooo:rsid="0019a50b"/>
    </style:style>
    <style:style style:name="T43" style:family="text">
      <style:text-properties officeooo:rsid="001af1e7"/>
    </style:style>
    <style:style style:name="T44" style:family="text">
      <style:text-properties fo:color="#2a6099" loext:opacity="100%" fo:font-weight="bold" style:font-weight-asian="bold" style:font-weight-complex="bold"/>
    </style:style>
    <style:style style:name="T45" style:family="text">
      <style:text-properties fo:color="#2a6099" loext:opacity="100%" fo:font-weight="bold" officeooo:rsid="00205eda" style:font-weight-asian="bold" style:font-weight-complex="bold"/>
    </style:style>
    <style:style style:name="T46" style:family="text">
      <style:text-properties fo:color="#2a6099" loext:opacity="100%" fo:font-weight="bold" officeooo:rsid="0024d611" style:font-weight-asian="bold" style:font-weight-complex="bold"/>
    </style:style>
    <style:style style:name="T47" style:family="text">
      <style:text-properties officeooo:rsid="002391bc"/>
    </style:style>
    <style:style style:name="T48" style:family="text">
      <style:text-properties officeooo:rsid="00264e85"/>
    </style:style>
    <style:style style:name="T49" style:family="text">
      <style:text-properties officeooo:rsid="002a9543"/>
    </style:style>
    <style:style style:name="T50" style:family="text">
      <style:text-properties officeooo:rsid="0032caf8"/>
    </style:style>
    <style:style style:name="T51" style:family="text">
      <style:text-properties fo:color="#c9211e" loext:opacity="100%" style:text-line-through-style="none" style:text-line-through-type="none" style:font-name="DejaVu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color="#c9211e" loext:opacity="100%" style:text-line-through-style="none" style:text-line-through-type="none" style:font-name="DejaVu Sans" fo:font-size="12pt" fo:font-style="normal" style:text-underline-style="none" fo:font-weight="bold" officeooo:rsid="002a9543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color="#c9211e" loext:opacity="100%" style:text-line-through-style="none" style:text-line-through-type="none" style:font-name="DejaVu Sans" fo:font-size="12pt" fo:font-style="normal" style:text-underline-style="none" fo:font-weight="bold" officeooo:rsid="00134ccc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color="#c9211e" loext:opacity="100%" style:text-line-through-style="none" style:text-line-through-type="none" style:font-name="DejaVu Sans" fo:font-size="12pt" fo:font-style="normal" style:text-underline-style="none" fo:font-weight="bold" officeooo:rsid="00224c4c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color="#c9211e" loext:opacity="100%" style:text-line-through-style="none" style:text-line-through-type="none" style:font-name="DejaVu Sans" fo:font-style="normal" style:text-underline-style="none" fo:font-weight="bold" officeooo:rsid="00286bbd" style:font-style-asian="normal" style:font-weight-asian="bold" style:font-style-complex="normal" style:font-weight-complex="bold"/>
    </style:style>
    <style:style style:name="T56" style:family="text">
      <style:text-properties officeooo:rsid="002bad3d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30e7c5" style:font-style-asian="italic" style:font-style-complex="italic"/>
    </style:style>
    <style:style style:name="T59" style:family="text">
      <style:text-properties officeooo:rsid="002dfe6c"/>
    </style:style>
    <style:style style:name="T60" style:family="text">
      <style:text-properties officeooo:rsid="0029bb95"/>
    </style:style>
    <style:style style:name="T61" style:family="text">
      <style:text-properties officeooo:rsid="0030e7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<text:span text:style-name="T6">Numerické meto</text:span><text:span text:style-name="T11">dy 2022/2023</text:span></text:h>
      <text:p text:style-name="P2"><text:span text:style-name="T44">Kruh čtvrtek </text:span><text:span text:style-name="T46">10</text:span><text:span text:style-name="T44">:00 </text:span><text:span text:style-name="T45">T-105</text:span></text:p>
      <text:p text:style-name="P24"><text:span text:style-name="T49">Dvě nutné p</text:span>odmínky k získaní zápočtu:</text:p>
      <text:p text:style-name="P28"><text:span text:style-name="T49">1. </text:span><text:span text:style-name="T50">M</text:span>ax. 3 absence</text:p>
      <text:p text:style-name="P33"><text:span text:style-name="T52">2.</text:span><text:span text:style-name="T53"> O</text:span><text:span text:style-name="T51">devzdání zápočtov</text:span><text:span text:style-name="T54">ého úkolu </text:span><text:span text:style-name="Emphasis"><text:span text:style-name="T55">do 31.8.</text:span></text:span><text:span text:style-name="Emphasis"><text:span text:style-name="T54">:</text:span></text:span></text:p>
      <text:p text:style-name="P32">Zadání úkolu dostanete na cvičeních 6.4. Kdo zadání nedostal, kontaktujte prosím cvičícího: <text:span text:style-name="T29">J</text:span><text:span text:style-name="T30">a</text:span><text:span text:style-name="T29">n Vábe</text:span><text:span text:style-name="T32">k </text:span><text:span text:style-name="T33">(</text:span><text:span text:style-name="T40">Jan.Vabek@eli-beams.eu</text:span><text:span text:style-name="T41">)</text:span></text:p>
      <text:p text:style-name="P32"/>
      <text:p text:style-name="P30">Máte dvě možnosti, kdy zaslat vypracovaný úkol:</text:p>
      <text:p text:style-name="P31">Zaslání do 30.6.:</text:p>
      <text:p text:style-name="P32">- stačí poslat s<text:span text:style-name="T56">ou</text:span>bor s kódem (<text:span text:style-name="T57">.m/.</text:span><text:span text:style-name="T58">py</text:span>) na mail cvičí<text:span text:style-name="T59">cí</text:span>ho, který máte uvedený na zadání.</text:p>
      <text:p text:style-name="P32"><text:span text:style-name="T49">- S cvičícím si pak domluvíte termín</text:span><text:span text:style-name="T21"> obhajoby programu (osobně nebo online podle dohody), </text:span><text:span text:style-name="T17">kde sv</text:span><text:span text:style-name="Emphasis"><text:span text:style-name="T17">ů</text:span></text:span><text:span text:style-name="T17">j program podrobně vysvětlíte. </text:span><text:span text:style-name="T21">C</text:span><text:span text:style-name="T17">vičící se Vás muže doptat </text:span><text:span text:style-name="T21">na detaily</text:span><text:span text:style-name="T17">, jestli jste úloz</text:span>e skutečně porozuměli. Pokud ano a máte splněnou docházku (max. 3 absence), cvičící Vám udělí zápočet.</text:p>
      <text:p text:style-name="P32"/>
      <text:p text:style-name="P31">Zaslání v termínu 1.7.-31.8. </text:p>
      <text:p text:style-name="P32">- poslat s<text:span text:style-name="T56">ou</text:span>bor s kódem (<text:span text:style-name="T57">.m/.</text:span><text:span text:style-name="T58">py</text:span>) na mail cvičí<text:span text:style-name="T59">cí</text:span>ho, který máte uvedený na zadání</text:p>
      <text:p text:style-name="P32"><text:span text:style-name="T60">- v mailu zároveň poslat i </text:span>protokol <text:span text:style-name="T61">(v </text:span><text:span text:style-name="T58">.pdf</text:span><text:span text:style-name="T61">)</text:span>, <text:span text:style-name="T60">který obsahuje:</text:span></text:p>
      <text:p text:style-name="P32"><text:span text:style-name="T60">zadaní úlohy, teoreticky popsanou metodu implementovanou ve Vašim programu, kód s </text:span><text:span text:style-name="T49">vysvětleným postupem (vysvětlit krok po kroku co kód dělá), výsledky programu a závěrečnou diskusi – </text:span><text:span text:style-name="T50">napr.</text:span><text:span text:style-name="T49"> k čemu </text:span><text:span text:style-name="T59">j</text:span><text:span text:style-name="T49">ste dospěli, jaké jsou výsledky, je metoda vhodná pro dané zadání?, … </text:span></text:p>
      <text:p text:style-name="P32"><text:span text:style-name="T49">Pokud je součástí Vašeho zadání i výstup v grafe, graf </text:span><text:span text:style-name="T50">dejte do</text:span><text:span text:style-name="T49"> protokolu.</text:span></text:p>
      <text:p text:style-name="P32"><text:span text:style-name="T49">- S cvičícím si pak domluvíte termín</text:span><text:span text:style-name="T21"> obhajoby programu (osobně nebo online podle dohody), </text:span><text:span text:style-name="T17">kde sv</text:span><text:span text:style-name="Emphasis"><text:span text:style-name="T17">ů</text:span></text:span><text:span text:style-name="T17">j program podrobně vysvětlíte. </text:span><text:span text:style-name="T21">C</text:span><text:span text:style-name="T17">vičící se Vás muže doptat </text:span><text:span text:style-name="T21">na detaily</text:span><text:span text:style-name="T17">, jestli jste úloz</text:span>e skutečně porozuměli. Pokud ano a máte splněnou docházku (max. 3 absence), cvičící Vám udělí zápočet.</text:p>
      <text:p text:style-name="P32"/>
      <text:p text:style-name="P31">Finální deadline pro zasláni je 31.8.!!!</text:p>
      <text:p text:style-name="P33"><text:span text:style-name="Emphasis"><text:span text:style-name="T24"/></text:span></text:p>
      <text:p text:style-name="P33"><text:span text:style-name="Emphasis"><text:span text:style-name="T34">Vyřešené úkoly automaticky přijímáme v jazycích </text:span></text:span><text:span text:style-name="Emphasis"><text:span text:style-name="T37">Matlab</text:span></text:span><text:span text:style-name="Emphasis"><text:span text:style-name="T34"> a </text:span></text:span><text:span text:style-name="Emphasis"><text:span text:style-name="T37">Python</text:span></text:span><text:span text:style-name="Emphasis"><text:span text:style-name="T34">.</text:span></text:span></text:p>
      <text:p text:style-name="P33"><text:span text:style-name="Emphasis"><text:span text:style-name="T34">Pokud chcete použit jiný jazyk, zeptejte se cvičícího předem!</text:span></text:span></text:p>
      <text:p text:style-name="P23">===========================================</text:p>
      <text:p text:style-name="P27"/>
      <text:p text:style-name="P27"/>
      <text:p text:style-name="P27"/>
      <text:p text:style-name="P27"><text:soft-page-break/>Cvičící:</text:p>
      <text:p text:style-name="P34"><text:span text:style-name="T8">Dominika Mašlárová </text:span><text:span text:style-name="T7">(DM)</text:span><text:span text:style-name="T8">,</text:span><text:span text:style-name="T9"> </text:span><text:span text:style-name="T10">maslarova</text:span><text:span text:style-name="T9">@</text:span><text:span text:style-name="T10">ipp.cas</text:span><text:span text:style-name="T9">.cz</text:span></text:p>
      <text:p text:style-name="P22"><text:span text:style-name="T29">J</text:span><text:span text:style-name="T30">a</text:span><text:span text:style-name="T29">n Vábek </text:span><text:span text:style-name="T28">(JV)</text:span><text:span text:style-name="T29">, </text:span><text:span text:style-name="T39">Jan.Vabek@eli-beams.eu</text:span></text:p>
      <text:p text:style-name="P18"/>
      <text:p text:style-name="P18"/>
      <text:p text:style-name="P21"><text:span text:style-name="T31"><text:tab/><text:tab/> <text:s text:c="6"/></text:span><text:bookmark text:name="spellcheck_slovo_1"/><text:span text:style-name="T36">Př</text:span><text:span text:style-name="T35">edběžný plán semestru (ZMĚNA VYHRAZENA):</text:span></text:p>
      <text:p text:style-name="P19">===============================================</text:p>
      <text:p text:style-name="P1"><text:s text:c="9"/>D<text:span text:style-name="T47">a</text:span>tum <text:s text:c="9"/><text:tab/> <text:s text:c="26"/>Obsah <text:s text:c="26"/><text:tab/> <text:s text:c="11"/>Cvičíc<text:span text:style-name="T47">i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1.</text:p>
          </table:table-cell>
          <table:table-cell table:style-name="Table2.A1" office:value-type="string">
            <text:p text:style-name="P4">16.2.</text:p>
          </table:table-cell>
          <table:table-cell table:style-name="Table2.A1" office:value-type="string">
            <text:p text:style-name="P10">Ú<text:span text:style-name="T2">vod do Matlabu</text:span></text:p>
          </table:table-cell>
          <table:table-cell table:style-name="Table2.D1" office:value-type="string">
            <text:p text:style-name="P4">DM</text:p>
          </table:table-cell>
        </table:table-row>
        <table:table-row table:style-name="Table2.1">
          <table:table-cell table:style-name="Table2.A13" office:value-type="string">
            <text:p text:style-name="P4">2.</text:p>
          </table:table-cell>
          <table:table-cell table:style-name="Table2.B13" office:value-type="string">
            <text:p text:style-name="P4">23.2.</text:p>
          </table:table-cell>
          <table:table-cell table:style-name="Table2.C2" office:value-type="string">
            <text:p text:style-name="P11">Úvod do numerické matematiky, chyby ve výpočtech, reprezentace čísel, korektnost a podmíněnost úlohy, stabilita</text:p>
          </table:table-cell>
          <table:table-cell table:style-name="Table2.D2" office:value-type="string">
            <text:p text:style-name="P4">DM</text:p>
          </table:table-cell>
        </table:table-row>
        <table:table-row table:style-name="Table2.1">
          <table:table-cell table:style-name="Table2.A13" office:value-type="string">
            <text:p text:style-name="P4">3.</text:p>
          </table:table-cell>
          <table:table-cell table:style-name="Table2.B13" office:value-type="string">
            <text:p text:style-name="P4">2.3.</text:p>
          </table:table-cell>
          <table:table-cell table:style-name="Table2.C13" office:value-type="string">
            <text:p text:style-name="P11"><text:span text:style-name="T1">L</text:span>ineární algebr<text:span text:style-name="T1">a - </text:span>řešení soustav lineárních rovnic <text:span text:style-name="T1">(</text:span><text:bookmark text:name="SECTION000200000000000000001"/>Přímé metod<text:span text:style-name="T1">y)</text:span></text:p>
          </table:table-cell>
          <table:table-cell table:style-name="Table2.D2" office:value-type="string">
            <text:p text:style-name="P4">DM</text:p>
          </table:table-cell>
        </table:table-row>
        <table:table-row table:style-name="Table2.1">
          <table:table-cell table:style-name="Table2.A13" office:value-type="string">
            <text:p text:style-name="P4">4.</text:p>
          </table:table-cell>
          <table:table-cell table:style-name="Table2.B13" office:value-type="string">
            <text:p text:style-name="P4">9.3.</text:p>
          </table:table-cell>
          <table:table-cell table:style-name="Table2.C13" office:value-type="string">
            <text:p text:style-name="P11"><text:span text:style-name="T1">L</text:span>ineární algebr<text:span text:style-name="T1">a - </text:span>řešení soustav lineárních rovnic <text:span text:style-name="T1">(Iterační</text:span> metod<text:span text:style-name="T1">y), </text:span><text:span text:style-name="T3">vlastní čísl</text:span><text:span text:style-name="T4">a</text:span></text:p>
          </table:table-cell>
          <table:table-cell table:style-name="Table2.D2" office:value-type="string">
            <text:p text:style-name="P9">DM</text:p>
          </table:table-cell>
        </table:table-row>
        <table:table-row table:style-name="Table2.1">
          <table:table-cell table:style-name="Table2.A13" office:value-type="string">
            <text:p text:style-name="P4">5.</text:p>
          </table:table-cell>
          <table:table-cell table:style-name="Table2.B13" office:value-type="string">
            <text:p text:style-name="P4">16.3.</text:p>
          </table:table-cell>
          <table:table-cell table:style-name="Table2.C13" office:value-type="string">
            <text:p text:style-name="P11">Aproximace funkcí <text:span text:style-name="T2">1</text:span></text:p>
          </table:table-cell>
          <table:table-cell table:style-name="Table2.D2" office:value-type="string">
            <text:p text:style-name="P4">DM</text:p>
          </table:table-cell>
        </table:table-row>
        <table:table-row table:style-name="Table2.1">
          <table:table-cell table:style-name="Table2.A13" office:value-type="string">
            <text:p text:style-name="P4">6.</text:p>
          </table:table-cell>
          <table:table-cell table:style-name="Table2.B13" office:value-type="string">
            <text:p text:style-name="P4">23.3.</text:p>
          </table:table-cell>
          <table:table-cell table:style-name="Table2.C13" office:value-type="string">
            <text:p text:style-name="P11">Aproximace funkcí <text:span text:style-name="T2">2</text:span></text:p>
          </table:table-cell>
          <table:table-cell table:style-name="Table2.D2" office:value-type="string">
            <text:p text:style-name="P9">JV</text:p>
          </table:table-cell>
        </table:table-row>
        <table:table-row table:style-name="Table2.1">
          <table:table-cell table:style-name="Table2.A13" office:value-type="string">
            <text:p text:style-name="P4">7.</text:p>
          </table:table-cell>
          <table:table-cell table:style-name="Table2.B13" office:value-type="string">
            <text:p text:style-name="P4">30.3.</text:p>
          </table:table-cell>
          <table:table-cell table:style-name="Table2.C13" office:value-type="string">
            <text:p text:style-name="P12"><text:span text:style-name="T43">N</text:span>elineární rovn<text:span text:style-name="T43">ice</text:span></text:p>
          </table:table-cell>
          <table:table-cell table:style-name="Table2.D2" office:value-type="string">
            <text:p text:style-name="P9">JV</text:p>
          </table:table-cell>
        </table:table-row>
        <table:table-row table:style-name="Table2.1">
          <table:table-cell table:style-name="Table2.A13" office:value-type="string">
            <text:p text:style-name="P5">8.</text:p>
          </table:table-cell>
          <table:table-cell table:style-name="Table2.B13" office:value-type="string">
            <text:p text:style-name="P4">6.4.</text:p>
          </table:table-cell>
          <table:table-cell table:style-name="Table2.C13" office:value-type="string">
            <text:p text:style-name="P7"><text:span text:style-name="T18">Hledání extrém</text:span>ů <text:span text:style-name="T42">1</text:span></text:p>
          </table:table-cell>
          <table:table-cell table:style-name="Table2.D2" office:value-type="string">
            <text:p text:style-name="P4">JV</text:p>
          </table:table-cell>
        </table:table-row>
        <table:table-row table:style-name="Table2.1">
          <table:table-cell table:style-name="Table2.A13" office:value-type="string">
            <text:p text:style-name="P5">9.</text:p>
          </table:table-cell>
          <table:table-cell table:style-name="Table2.B13" office:value-type="string">
            <text:p text:style-name="P4">13.<text:span text:style-name="T5">4.</text:span></text:p>
          </table:table-cell>
          <table:table-cell table:style-name="Table2.C13" office:value-type="string">
            <text:p text:style-name="P14"><text:span text:style-name="T5">Hledání extrém</text:span>ů <text:span text:style-name="T42">2</text:span></text:p>
          </table:table-cell>
          <table:table-cell table:style-name="Table2.D2" office:value-type="string">
            <text:p text:style-name="P8">JV</text:p>
          </table:table-cell>
        </table:table-row>
        <table:table-row table:style-name="Table2.1">
          <table:table-cell table:style-name="Table2.A13" office:value-type="string">
            <text:p text:style-name="P6">10.</text:p>
          </table:table-cell>
          <table:table-cell table:style-name="Table2.B13" office:value-type="string">
            <text:p text:style-name="P4">20.4.</text:p>
          </table:table-cell>
          <table:table-cell table:style-name="Table2.C13" office:value-type="string">
            <text:p text:style-name="P13">Integrace</text:p>
          </table:table-cell>
          <table:table-cell table:style-name="Table2.D2" office:value-type="string">
            <text:p text:style-name="P4">JV</text:p>
          </table:table-cell>
        </table:table-row>
        <table:table-row table:style-name="Table2.1">
          <table:table-cell table:style-name="Table2.A13" office:value-type="string">
            <text:p text:style-name="P5"/>
          </table:table-cell>
          <table:table-cell table:style-name="Table2.B13" office:value-type="string">
            <text:p text:style-name="P4">27.4.</text:p>
          </table:table-cell>
          <table:table-cell table:style-name="Table2.C13" office:value-type="string">
            <text:p text:style-name="P15"><text:span text:style-name="T14">!ODPADÁ! </text:span><text:span text:style-name="Emphasis"><text:span text:style-name="T14">R</text:span></text:span><text:span text:style-name="Emphasis"><text:span text:style-name="T16">ozvrh z p</text:span></text:span><text:span text:style-name="Emphasis"><text:span text:style-name="T15">ondělí</text:span></text:span></text:p>
          </table:table-cell>
          <table:table-cell table:style-name="Table2.D2" office:value-type="string">
            <text:p text:style-name="P4"/>
          </table:table-cell>
        </table:table-row>
        <table:table-row table:style-name="Table2.1">
          <table:table-cell table:style-name="Table2.A13" office:value-type="string">
            <text:p text:style-name="P5">1<text:span text:style-name="T48">1</text:span>.</text:p>
          </table:table-cell>
          <table:table-cell table:style-name="Table2.B13" office:value-type="string">
            <text:p text:style-name="P4">4.5.</text:p>
          </table:table-cell>
          <table:table-cell table:style-name="Table2.C13" office:value-type="string">
            <text:p text:style-name="P10"><text:span text:style-name="T5">D</text:span><text:span text:style-name="T1">iferenciální rovnice </text:span><text:span text:style-name="T48">1</text:span></text:p>
          </table:table-cell>
          <table:table-cell table:style-name="Table2.D2" office:value-type="string">
            <text:p text:style-name="P4">JV</text:p>
          </table:table-cell>
        </table:table-row>
        <table:table-row table:style-name="Table2.1">
          <table:table-cell table:style-name="Table2.A13" office:value-type="string">
            <text:p text:style-name="P5">1<text:span text:style-name="T48">2</text:span>.</text:p>
          </table:table-cell>
          <table:table-cell table:style-name="Table2.B13" office:value-type="string">
            <text:p text:style-name="P4">11.5.</text:p>
          </table:table-cell>
          <table:table-cell table:style-name="Table2.C13" office:value-type="string">
            <text:p text:style-name="P10"><text:span text:style-name="Emphasis"><text:span text:style-name="T18">D</text:span></text:span><text:span text:style-name="Emphasis"><text:span text:style-name="T19">iferenciální rovnice </text:span></text:span><text:span text:style-name="Emphasis"><text:span text:style-name="T20">2</text:span></text:span></text:p>
          </table:table-cell>
          <table:table-cell table:style-name="Table2.D2" office:value-type="string">
            <text:p text:style-name="P4">JV</text:p>
          </table:table-cell>
        </table:table-row>
        <table:table-row table:style-name="Table2.1">
          <table:table-cell table:style-name="Table2.A14" office:value-type="string">
            <text:p text:style-name="P17">13.</text:p>
          </table:table-cell>
          <table:table-cell table:style-name="Table2.A14" office:value-type="string">
            <text:p text:style-name="P16">18.5.</text:p>
          </table:table-cell>
          <table:table-cell table:style-name="Table2.D2" office:value-type="string">
            <text:p text:style-name="P15"><text:span text:style-name="Emphasis"><text:span text:style-name="T13">Doplnění učiva </text:span></text:span><text:span text:style-name="Emphasis"><text:span text:style-name="T12">aneb „co se nestihlo“</text:span></text:span></text:p>
          </table:table-cell>
          <table:table-cell table:style-name="Table2.D2" office:value-type="string">
            <text:p text:style-name="P17">JV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2:01:19.746385403</meta:creation-date>
    <dc:date>2023-03-28T23:02:03.895832178</dc:date>
    <meta:editing-duration>PT2H15M10S</meta:editing-duration>
    <meta:editing-cycles>26</meta:editing-cycles>
    <meta:generator>LibreOffice/7.2.6.2$Linux_X86_64 LibreOffice_project/20$Build-2</meta:generator>
    <meta:document-statistic meta:table-count="1" meta:image-count="0" meta:object-count="0" meta:page-count="2" meta:paragraph-count="80" meta:word-count="384" meta:character-count="2607" meta:non-whitespace-character-count="2206"/>
  </office:meta>
</office:document-meta>
</file>